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dd6" officeooo:paragraph-rsid="000c8d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 --normal /home/boss/Desktop/platform/part7/ /home/boss/Desktop/platform/part8/</text:p>
      <text:p text:style-name="P1">Only in /home/boss/Desktop/platform/part8/: highscore.txt</text:p>
      <text:p text:style-name="P1">diff --normal /home/boss/Desktop/platform/part7/main.py /home/boss/Desktop/platform/part8/main.py</text:p>
      <text:p text:style-name="P1">2,4c2,4</text:p>
      <text:p text:style-name="P1">&lt; # Jumpy! (a platform game) - Part 7</text:p>
      <text:p text:style-name="P1">&lt; # Video link: https://youtu.be/rLrMPg-GCqo</text:p>
      <text:p text:style-name="P1">&lt; # Splash &amp; End Screens</text:p>
      <text:p text:style-name="P1">---</text:p>
      <text:p text:style-name="P1">&gt; # Jumpy! (a platform game) - Part 8</text:p>
      <text:p text:style-name="P1">&gt; # Video link: https://youtu.be/MFv1Ew_nGG0</text:p>
      <text:p text:style-name="P1">&gt; # Saving High Score</text:p>
      <text:p text:style-name="P1">9a10</text:p>
      <text:p text:style-name="P1">&gt; from os import path</text:p>
      <text:p text:style-name="P1">20a22,31</text:p>
      <text:p text:style-name="P1">&gt; <text:s text:c="8"/>self.load_data()</text:p>
      <text:p text:style-name="P1">&gt; </text:p>
      <text:p text:style-name="P1">&gt; <text:s text:c="4"/>def load_data(self):</text:p>
      <text:p text:style-name="P1">&gt; <text:s text:c="8"/># load high score</text:p>
      <text:p text:style-name="P1">&gt; <text:s text:c="8"/>self.dir = path.dirname(__file__)</text:p>
      <text:p text:style-name="P1">&gt; <text:s text:c="8"/>with open(path.join(self.dir, HS_FILE), 'r') as f:</text:p>
      <text:p text:style-name="P1">&gt; <text:s text:c="12"/>try:</text:p>
      <text:p text:style-name="P1">&gt; <text:s text:c="16"/>self.highscore = int(f.read())</text:p>
      <text:p text:style-name="P1">&gt; <text:s text:c="12"/>except:</text:p>
      <text:p text:style-name="P1">&gt; <text:s text:c="16"/>self.highscore = 0</text:p>
      <text:p text:style-name="P1">106a118</text:p>
      <text:p text:style-name="P1">&gt; <text:s text:c="8"/>self.draw_text("High Score: " + str(self.highscore), 22, WHITE, WIDTH / 2, 15)</text:p>
      <text:p text:style-name="P1">117a130,136</text:p>
      <text:p text:style-name="P1">&gt; <text:s text:c="8"/>if self.score &gt; self.highscore:</text:p>
      <text:p text:style-name="P1">&gt; <text:s text:c="12"/>self.highscore = self.score</text:p>
      <text:p text:style-name="P1">&gt; <text:s text:c="12"/>self.draw_text("NEW HIGH SCORE!", 22, WHITE, WIDTH / 2, HEIGHT / 2 + 40)</text:p>
      <text:p text:style-name="P1">&gt; <text:s text:c="12"/>with open(path.join(self.dir, HS_FILE), 'w') as f:</text:p>
      <text:p text:style-name="P1">&gt; <text:s text:c="16"/>f.write(str(self.score))</text:p>
      <text:p text:style-name="P1">&gt; <text:s text:c="8"/>else:</text:p>
      <text:p text:style-name="P1">&gt; <text:s text:c="12"/>self.draw_text("High Score: " + str(self.highscore), 22, WHITE, WIDTH / 2, HEIGHT / 2 + 40)</text:p>
      <text:p text:style-name="P1">diff --normal /home/boss/Desktop/platform/part7/settings.py /home/boss/Desktop/platform/part8/settings.py</text:p>
      <text:p text:style-name="P1">6a7</text:p>
      <text:p text:style-name="P1">&gt; HS_FILE = "highscore.txt"</text:p>
      <text:p text:style-name="P1">diff --normal /home/boss/Desktop/platform/part7/sprites.py /home/boss/Desktop/platform/part8/sprites.py</text:p>
      <text:p text:style-name="P1">20c20</text:p>
      <text:p text:style-name="P1">&lt; <text:s text:c="8"/>self.rect.x += 1</text:p>
      <text:p text:style-name="P1">---</text:p>
      <text:p text:style-name="P1">&gt; <text:s text:c="8"/>self.rect.y += 1</text:p>
      <text:p text:style-name="P1">22c22</text:p>
      <text:p text:style-name="P1">&lt; <text:s text:c="8"/>self.rect.x -= 1</text:p>
      <text:p text:style-name="P1">---</text:p>
      <text:p text:style-name="P1">&gt; <text:s text:c="8"/>self.rect.y -=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8:51:06.834298851</meta:creation-date>
    <dc:date>2018-01-26T08:53:23.553713965</dc:date>
    <meta:editing-duration>PT2M24S</meta:editing-duration>
    <meta:editing-cycles>1</meta:editing-cycles>
    <meta:document-statistic meta:table-count="0" meta:image-count="0" meta:object-count="0" meta:page-count="1" meta:paragraph-count="46" meta:word-count="195" meta:character-count="1652" meta:non-whitespace-character-count="1294"/>
    <meta:generator>LibreOffice/5.3.1.2$Linux_X86_64 LibreOffice_project/30m0$Build-2</meta:generator>
  </office:meta>
</office:document-meta>
</file>